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5e746"/>
    </style:style>
    <style:style style:name="P2" style:family="paragraph" style:parent-style-name="Standard">
      <style:paragraph-properties fo:text-align="start" style:justify-single-word="false"/>
      <style:text-properties officeooo:paragraph-rsid="0015e746"/>
    </style:style>
    <style:style style:name="P3" style:family="paragraph" style:parent-style-name="Standard">
      <style:paragraph-properties fo:text-align="center" style:justify-single-word="false"/>
      <style:text-properties officeooo:paragraph-rsid="0015e746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4.01" style:data-style-name="N0">4.01</text:variable-set>: Special Projectiles</text:p>
      <text:p text:style-name="P3"/>
      <text:list xml:id="list1001138835731506707" text:style-name="L1">
        <text:list-item>
          <text:p text:style-name="P1">You throw a rock at 15 m/s directly toward the horizon, while standing at the edge of a 20 meter tall cliff.</text:p>
          <text:list>
            <text:list-item>
              <text:p text:style-name="P1">How long does it take the rock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2339130064097" text:continue-numbering="true" text:style-name="L1">
        <text:list-item>
          <text:list>
            <text:list-item>
              <text:p text:style-name="P1">How far does the rock land from the bottom of the cliff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2340302969407" text:continue-numbering="true" text:style-name="L1">
        <text:list-item>
          <text:list>
            <text:list-item>
              <text:p text:style-name="P1">What is the speed that the rock hits the ground at?</text:p>
            </text:list-item>
          </text:list>
        </text:list-item>
      </text:list>
      <text:p text:style-name="P2"/>
      <text:p text:style-name="P2"/>
      <text:p text:style-name="P2"/>
      <text:list xml:id="list192339251106214" text:continue-numbering="true" text:style-name="L1">
        <text:list-item>
          <text:list>
            <text:list-item>
              <text:p text:style-name="P1">What is the angle of impact of the rock?</text:p>
            </text:list-item>
          </text:list>
        </text:list-item>
      </text:list>
      <text:p text:style-name="P2"/>
      <text:p text:style-name="P2"/>
      <text:p text:style-name="P2"/>
      <text:list xml:id="list192338903280160" text:continue-numbering="true" text:style-name="L1">
        <text:list-item>
          <text:p text:style-name="P1">A soldier is practicing at the shooting range. The target is 25 meters away. <text:s/>His rifle has a muzzle-speed of 100 m/s and it is perfectly level with the ground.</text:p>
          <text:list>
            <text:list-item>
              <text:p text:style-name="P1">How long does it take the bullet to hit the targ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2339491074643" text:continue-numbering="true" text:style-name="L1">
        <text:list-item>
          <text:list>
            <text:list-item>
              <text:p text:style-name="P1">How far does the bullet drop during this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2340169593163" text:continue-numbering="true" text:style-name="L1">
        <text:list-item>
          <text:p text:style-name="P1">A pitcher throws a fastball at 30 m/s toward home plate, perfectly horizontal. <text:s/>The ball leaves his hand 1.5 meters above the ground. <text:s/></text:p>
          <text:list>
            <text:list-item>
              <text:p text:style-name="P1">How far does the ball g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2338731857575" text:continue-numbering="true" text:style-name="L1">
        <text:list-item>
          <text:list>
            <text:list-item>
              <text:p text:style-name="P1">With what velocity (magnitude and direction) does the ball hit the ground?</text:p>
            </text:list-item>
          </text:list>
        </text:list-item>
      </text:list>
      <text:p text:style-name="P2"/>
      <text:p text:style-name="P2"/>
      <text:p text:style-name="P2"/>
      <text:list xml:id="list192339186652386" text:continue-numbering="true" text:style-name="L1">
        <text:list-item>
          <text:p text:style-name="P1"><text:soft-page-break/>A cannon is placed on a wall, 20 meters above the surrounding area. <text:s/>The cannon shoots cannonballs at a speed of 250 m/s, and is aimed at the horizon. <text:s/></text:p>
          <text:list>
            <text:list-item>
              <text:p text:style-name="P1">What is the distance that the cannonball trav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2339976577124" text:continue-numbering="true" text:style-name="L1">
        <text:list-item>
          <text:list>
            <text:list-item>
              <text:p text:style-name="P1">What is the speed that the cannonball hits the ground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2338648718700" text:continue-numbering="true" text:style-name="L1">
        <text:list-item>
          <text:list>
            <text:list-item>
              <text:p text:style-name="P1">What is the angle of impact for the cannon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2338554306749" text:continue-numbering="true" text:style-name="L1">
        <text:list-item>
          <text:p text:style-name="P1">Billy-Bob rolls a bowling ball off a 40-meter high cliff. <text:s/>The ball lands 23 meters away from the bottom of the cliff.</text:p>
          <text:list>
            <text:list-item>
              <text:p text:style-name="P1">What is the amount of time it takes the ball to hit the grou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92339828179888" text:continue-numbering="true" text:style-name="L1">
        <text:list-item>
          <text:list>
            <text:list-item>
              <text:p text:style-name="P1">What is the initial velocity of the ball?</text:p>
            </text:list-item>
          </text:list>
        </text:list-item>
      </text:list>
      <text:p text:style-name="P2"/>
      <text:p text:style-name="P2"/>
      <text:p text:style-name="P2"/>
      <text:list xml:id="list192340084794325" text:continue-numbering="true" text:style-name="L1">
        <text:list-item>
          <text:list>
            <text:list-item>
              <text:p text:style-name="P1">What is the final velocity of the ball (speed and direction)?</text:p>
            </text:list-item>
          </text:list>
        </text:list-item>
      </text:list>
      <text:p text:style-name="P2"/>
      <text:p text:style-name="P2"/>
      <text:p text:style-name="P2"/>
      <text:list xml:id="list192340264651154" text:continue-numbering="true" text:style-name="L1">
        <text:list-item>
          <text:p text:style-name="P1">You are attempting to drive your car over a 2-meter wide gap in the road. <text:s/>If both sides of the road are at the same height, are are perfectly level, how fast would you need to go in order to make it across?</text:p>
        </text:list-item>
      </text:list>
      <text:p text:style-name="P2"/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10-08T19:23:38.381651490" text:date-adjust="PT24H00M00S">10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31.657805632</meta:creation-date>
    <meta:editing-duration>PT1M19S</meta:editing-duration>
    <meta:editing-cycles>2</meta:editing-cycles>
    <meta:generator>LibreOffice/4.2.8.2$Linux_X86_64 LibreOffice_project/420$Build-2</meta:generator>
    <meta:initial-creator>Jonas Williamson</meta:initial-creator>
    <dc:date>2015-10-08T19:23:38.363884626</dc:date>
    <dc:creator>Jonas Williamson</dc:creator>
    <meta:document-statistic meta:table-count="0" meta:image-count="2" meta:object-count="0" meta:page-count="2" meta:paragraph-count="23" meta:word-count="343" meta:character-count="1747" meta:non-whitespace-character-count="1404"/>
  </office:meta>
</office:document-meta>
</file>